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75.88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0656" calcext:value-type="float">
            <text:p>5,920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20656" calcext:value-type="float">
            <text:p>5,9206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86322" calcext:value-type="float">
            <text:p>5,7863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88759" calcext:value-type="float">
            <text:p>6,0887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68494" calcext:value-type="float">
            <text:p>6,3684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687465" calcext:value-type="float">
            <text:p>6,6874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87465" calcext:value-type="float">
            <text:p>6,6874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88235" calcext:value-type="float">
            <text:p>6,5882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44443" calcext:value-type="float">
            <text:p>6,9444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82028" calcext:value-type="float">
            <text:p>6,5820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53474" calcext:value-type="float">
            <text:p>6,8534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53474" calcext:value-type="float">
            <text:p>6,8534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84856" calcext:value-type="float">
            <text:p>7,1848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84856" calcext:value-type="float">
            <text:p>7,1848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84856" calcext:value-type="float">
            <text:p>7,1848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84856" calcext:value-type="float">
            <text:p>7,1848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33579" calcext:value-type="float">
            <text:p>7,4335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433579" calcext:value-type="float">
            <text:p>7,4335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067045" calcext:value-type="float">
            <text:p>7,067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067045" calcext:value-type="float">
            <text:p>7,067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313651" calcext:value-type="float">
            <text:p>7,3136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13651" calcext:value-type="float">
            <text:p>7,3136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626455" calcext:value-type="float">
            <text:p>7,6264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626455" calcext:value-type="float">
            <text:p>7,6264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59145" calcext:value-type="float">
            <text:p>8,05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636813" calcext:value-type="float">
            <text:p>7,6368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636813" calcext:value-type="float">
            <text:p>7,6368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613565" calcext:value-type="float">
            <text:p>7,613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613565" calcext:value-type="float">
            <text:p>7,613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613565" calcext:value-type="float">
            <text:p>7,613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613565" calcext:value-type="float">
            <text:p>7,613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90565" calcext:value-type="float">
            <text:p>7,905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90565" calcext:value-type="float">
            <text:p>7,905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959407" calcext:value-type="float">
            <text:p>7,9594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903573" calcext:value-type="float">
            <text:p>7,903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903573" calcext:value-type="float">
            <text:p>7,903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100554" calcext:value-type="float">
            <text:p>8,1005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787764" calcext:value-type="float">
            <text:p>7,7877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787764" calcext:value-type="float">
            <text:p>7,7877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787764" calcext:value-type="float">
            <text:p>7,7877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787764" calcext:value-type="float">
            <text:p>7,7877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063326" calcext:value-type="float">
            <text:p>8,0633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063326" calcext:value-type="float">
            <text:p>8,0633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884941" calcext:value-type="float">
            <text:p>7,8849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508065" calcext:value-type="float">
            <text:p>7,5080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244906" calcext:value-type="float">
            <text:p>7,2449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244906" calcext:value-type="float">
            <text:p>7,2449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145705" calcext:value-type="float">
            <text:p>7,1457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145705" calcext:value-type="float">
            <text:p>7,1457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209786" calcext:value-type="float">
            <text:p>7,209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209786" calcext:value-type="float">
            <text:p>7,209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209786" calcext:value-type="float">
            <text:p>7,209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209786" calcext:value-type="float">
            <text:p>7,209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209786" calcext:value-type="float">
            <text:p>7,209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012736" calcext:value-type="float">
            <text:p>7,0127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012736" calcext:value-type="float">
            <text:p>7,0127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203538" calcext:value-type="float">
            <text:p>7,203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203538" calcext:value-type="float">
            <text:p>7,203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203538" calcext:value-type="float">
            <text:p>7,203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218654" calcext:value-type="float">
            <text:p>7,218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18654" calcext:value-type="float">
            <text:p>7,218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218654" calcext:value-type="float">
            <text:p>7,218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218654" calcext:value-type="float">
            <text:p>7,218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916209" calcext:value-type="float">
            <text:p>6,916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16209" calcext:value-type="float">
            <text:p>6,916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916209" calcext:value-type="float">
            <text:p>6,916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916209" calcext:value-type="float">
            <text:p>6,916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916209" calcext:value-type="float">
            <text:p>6,916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77875" calcext:value-type="float">
            <text:p>6,677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1182" calcext:value-type="float">
            <text:p>6,51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51182" calcext:value-type="float">
            <text:p>6,51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172185" calcext:value-type="float">
            <text:p>6,172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172185" calcext:value-type="float">
            <text:p>6,172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780833" calcext:value-type="float">
            <text:p>5,780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0083" calcext:value-type="float">
            <text:p>5,80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798207" calcext:value-type="float">
            <text:p>5,798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798207" calcext:value-type="float">
            <text:p>5,798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798207" calcext:value-type="float">
            <text:p>5,798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73041" calcext:value-type="float">
            <text:p>5,473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473041" calcext:value-type="float">
            <text:p>5,473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473041" calcext:value-type="float">
            <text:p>5,473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73041" calcext:value-type="float">
            <text:p>5,473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471661" calcext:value-type="float">
            <text:p>5,47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92201" calcext:value-type="float">
            <text:p>5,592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581854" calcext:value-type="float">
            <text:p>5,581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590129" calcext:value-type="float">
            <text:p>5,590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567374" calcext:value-type="float">
            <text:p>5,567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567374" calcext:value-type="float">
            <text:p>5,567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20363" calcext:value-type="float">
            <text:p>5,520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478457" calcext:value-type="float">
            <text:p>5,478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207049" calcext:value-type="float">
            <text:p>5,207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207049" calcext:value-type="float">
            <text:p>5,207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07049" calcext:value-type="float">
            <text:p>5,207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207049" calcext:value-type="float">
            <text:p>5,207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207049" calcext:value-type="float">
            <text:p>5,207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134065" calcext:value-type="float">
            <text:p>5,1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134065" calcext:value-type="float">
            <text:p>5,1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134065" calcext:value-type="float">
            <text:p>5,1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264359" calcext:value-type="float">
            <text:p>5,264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191334" calcext:value-type="float">
            <text:p>5,19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19341" calcext:value-type="float">
            <text:p>5,19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230016" calcext:value-type="float">
            <text:p>5,230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230016" calcext:value-type="float">
            <text:p>5,230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121972" calcext:value-type="float">
            <text:p>5,1219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121972" calcext:value-type="float">
            <text:p>5,1219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238218" calcext:value-type="float">
            <text:p>5,2382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168489" calcext:value-type="float">
            <text:p>5,168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168489" calcext:value-type="float">
            <text:p>5,168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313774" calcext:value-type="float">
            <text:p>5,3137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287574" calcext:value-type="float">
            <text:p>5,287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287574" calcext:value-type="float">
            <text:p>5,287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287574" calcext:value-type="float">
            <text:p>5,287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287574" calcext:value-type="float">
            <text:p>5,287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287574" calcext:value-type="float">
            <text:p>5,287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076063" calcext:value-type="float">
            <text:p>5,076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129313" calcext:value-type="float">
            <text:p>5,129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003164" calcext:value-type="float">
            <text:p>5,003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003164" calcext:value-type="float">
            <text:p>5,003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003164" calcext:value-type="float">
            <text:p>5,003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983018" calcext:value-type="float">
            <text:p>4,983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031053" calcext:value-type="float">
            <text:p>5,03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031053" calcext:value-type="float">
            <text:p>5,03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031053" calcext:value-type="float">
            <text:p>5,03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031053" calcext:value-type="float">
            <text:p>5,03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031053" calcext:value-type="float">
            <text:p>5,03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26738" calcext:value-type="float">
            <text:p>5,267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26738" calcext:value-type="float">
            <text:p>5,267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263261" calcext:value-type="float">
            <text:p>5,2632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260527" calcext:value-type="float">
            <text:p>5,26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053222" calcext:value-type="float">
            <text:p>5,053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93265" calcext:value-type="float">
            <text:p>4,93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858272" calcext:value-type="float">
            <text:p>4,85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37577" calcext:value-type="float">
            <text:p>4,837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761086" calcext:value-type="float">
            <text:p>4,761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732856" calcext:value-type="float">
            <text:p>4,73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637246" calcext:value-type="float">
            <text:p>4,63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635669" calcext:value-type="float">
            <text:p>4,635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736994" calcext:value-type="float">
            <text:p>4,7369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703913" calcext:value-type="float">
            <text:p>4,703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728728" calcext:value-type="float">
            <text:p>4,728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28728" calcext:value-type="float">
            <text:p>4,728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728728" calcext:value-type="float">
            <text:p>4,728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728728" calcext:value-type="float">
            <text:p>4,728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595847" calcext:value-type="float">
            <text:p>4,595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454688" calcext:value-type="float">
            <text:p>4,454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328018" calcext:value-type="float">
            <text:p>4,328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265989" calcext:value-type="float">
            <text:p>4,26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274782" calcext:value-type="float">
            <text:p>4,274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27272" calcext:value-type="float">
            <text:p>4,2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27272" calcext:value-type="float">
            <text:p>4,2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27272" calcext:value-type="float">
            <text:p>4,2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27272" calcext:value-type="float">
            <text:p>4,2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27272" calcext:value-type="float">
            <text:p>4,2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210208" calcext:value-type="float">
            <text:p>4,210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210208" calcext:value-type="float">
            <text:p>4,210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210208" calcext:value-type="float">
            <text:p>4,210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093858" calcext:value-type="float">
            <text:p>4,093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125366" calcext:value-type="float">
            <text:p>4,125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097992" calcext:value-type="float">
            <text:p>4,0979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50945" calcext:value-type="float">
            <text:p>4,05094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46:29.565000000</dc:date>
    <meta:editing-duration>PT2M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5.920656">
                <text:p>5.920656</text:p>
                <draw:g>
                  <svg:desc>cameraslog_1.B2:cameraslog_1.B1001</svg:desc>
                </draw:g>
              </table:table-cell>
              <table:table-cell office:value-type="float" office:value="13">
                <text:p>13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20656">
                <text:p>5.920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786322">
                <text:p>5.7863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88759">
                <text:p>6.088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368494">
                <text:p>6.368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687465">
                <text:p>6.6874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687465">
                <text:p>6.6874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588235">
                <text:p>6.588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944443">
                <text:p>6.9444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582028">
                <text:p>6.5820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53474">
                <text:p>6.8534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853474">
                <text:p>6.8534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184856">
                <text:p>7.184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84856">
                <text:p>7.184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184856">
                <text:p>7.184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184856">
                <text:p>7.184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433579">
                <text:p>7.433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433579">
                <text:p>7.433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067045">
                <text:p>7.067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067045">
                <text:p>7.067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313651">
                <text:p>7.313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313651">
                <text:p>7.313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626455">
                <text:p>7.6264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626455">
                <text:p>7.6264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059145">
                <text:p>8.05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636813">
                <text:p>7.636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636813">
                <text:p>7.636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613565">
                <text:p>7.613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613565">
                <text:p>7.613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613565">
                <text:p>7.613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613565">
                <text:p>7.613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90565">
                <text:p>7.905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90565">
                <text:p>7.905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59407">
                <text:p>7.9594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903573">
                <text:p>7.903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903573">
                <text:p>7.903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100554">
                <text:p>8.1005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787764">
                <text:p>7.787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787764">
                <text:p>7.787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787764">
                <text:p>7.787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787764">
                <text:p>7.787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063326">
                <text:p>8.063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063326">
                <text:p>8.063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884941">
                <text:p>7.8849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508065">
                <text:p>7.508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244906">
                <text:p>7.2449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244906">
                <text:p>7.2449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145705">
                <text:p>7.145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145705">
                <text:p>7.145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209786">
                <text:p>7.209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209786">
                <text:p>7.209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209786">
                <text:p>7.209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09786">
                <text:p>7.209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209786">
                <text:p>7.209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012736">
                <text:p>7.0127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012736">
                <text:p>7.0127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203538">
                <text:p>7.20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203538">
                <text:p>7.20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203538">
                <text:p>7.20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218654">
                <text:p>7.2186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218654">
                <text:p>7.2186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218654">
                <text:p>7.2186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218654">
                <text:p>7.2186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916209">
                <text:p>6.916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916209">
                <text:p>6.916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916209">
                <text:p>6.916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916209">
                <text:p>6.916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916209">
                <text:p>6.916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677875">
                <text:p>6.6778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51182">
                <text:p>6.51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51182">
                <text:p>6.51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172185">
                <text:p>6.172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72185">
                <text:p>6.172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780833">
                <text:p>5.780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80083">
                <text:p>5.800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798207">
                <text:p>5.798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798207">
                <text:p>5.798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798207">
                <text:p>5.798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473041">
                <text:p>5.473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473041">
                <text:p>5.473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473041">
                <text:p>5.473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473041">
                <text:p>5.473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471661">
                <text:p>5.47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592201">
                <text:p>5.592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581854">
                <text:p>5.581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590129">
                <text:p>5.590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567374">
                <text:p>5.567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567374">
                <text:p>5.567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520363">
                <text:p>5.520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478457">
                <text:p>5.478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207049">
                <text:p>5.207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207049">
                <text:p>5.207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207049">
                <text:p>5.207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207049">
                <text:p>5.207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207049">
                <text:p>5.207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134065">
                <text:p>5.1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134065">
                <text:p>5.1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134065">
                <text:p>5.1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264359">
                <text:p>5.264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191334">
                <text:p>5.19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19341">
                <text:p>5.19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230016">
                <text:p>5.230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230016">
                <text:p>5.230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121972">
                <text:p>5.121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121972">
                <text:p>5.121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238218">
                <text:p>5.238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168489">
                <text:p>5.168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168489">
                <text:p>5.168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313774">
                <text:p>5.3137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287574">
                <text:p>5.287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287574">
                <text:p>5.287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287574">
                <text:p>5.287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287574">
                <text:p>5.287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287574">
                <text:p>5.287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076063">
                <text:p>5.076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129313">
                <text:p>5.129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003164">
                <text:p>5.003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003164">
                <text:p>5.003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003164">
                <text:p>5.003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983018">
                <text:p>4.983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031053">
                <text:p>5.03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031053">
                <text:p>5.03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031053">
                <text:p>5.03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031053">
                <text:p>5.03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031053">
                <text:p>5.03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26738">
                <text:p>5.26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26738">
                <text:p>5.26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263261">
                <text:p>5.263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260527">
                <text:p>5.260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053222">
                <text:p>5.0532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93265">
                <text:p>4.93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858272">
                <text:p>4.858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837577">
                <text:p>4.837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761086">
                <text:p>4.76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732856">
                <text:p>4.73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637246">
                <text:p>4.637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635669">
                <text:p>4.635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736994">
                <text:p>4.736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703913">
                <text:p>4.703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728728">
                <text:p>4.728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728728">
                <text:p>4.728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728728">
                <text:p>4.728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728728">
                <text:p>4.728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595847">
                <text:p>4.595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454688">
                <text:p>4.454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328018">
                <text:p>4.328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265989">
                <text:p>4.265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274782">
                <text:p>4.27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27272">
                <text:p>4.2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27272">
                <text:p>4.2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27272">
                <text:p>4.2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27272">
                <text:p>4.2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27272">
                <text:p>4.2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210208">
                <text:p>4.210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210208">
                <text:p>4.210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210208">
                <text:p>4.210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093858">
                <text:p>4.093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125366">
                <text:p>4.125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097992">
                <text:p>4.097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050945">
                <text:p>4.05094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